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9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72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2.1764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2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b2b2b2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b2b2b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  <table:content-validation table:name="val5" table:condition="of:cell-content-is-whole-number() and cell-content-is-between(1,5)" table:allow-empty-cell="true" table:base-cell-address="talleres_ano.A2">
          <table:error-message table:message-type="stop" table:display="true"/>
        </table:content-validation>
        <table:content-validation table:name="val6" table:condition="of:cell-content-is-in-list([$validation.$A$2:.$A$12])" table:allow-empty-cell="true" table:display-list="unsorted" table:base-cell-address="talleres_ano.C251">
          <table:error-message table:message-type="stop" table:display="true"/>
        </table:content-validation>
        <table:content-validation table:name="val7" table:condition="of:cell-content-is-in-list([$validation.$B$2:.$B$4])" table:allow-empty-cell="true" table:display-list="unsorted" table:base-cell-address="talleres_ano.D2">
          <table:error-message table:message-type="stop" table:display="true"/>
        </table:content-validation>
        <table:content-validation table:name="val8" table:condition="of:cell-content-is-in-list([$validation.$C$2:.$C$11])" table:allow-empty-cell="true" table:display-list="unsorted" table:base-cell-address="talleres_ano.E2">
          <table:error-message table:message-type="stop" table:display="true"/>
        </table:content-validation>
      </table:content-validations>
      <table:table table:name="tallere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6"/>
        </table:table-row>
        <table:table-row table:style-name="ro1"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6" office:value-type="string" calcext:value-type="string">
            <text:p>Historia del arte y movimientos artístico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Entre viñetas: El arte del comic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office:value-type="string" calcext:value-type="string">
            <text:p>Fractángulo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la pintura y filosofía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Pintura y filosofí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écnicas de estudio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B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o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6375" table:default-cell-style-name="Default"/>
        <table:table-row table:style-name="ro1">
          <table:table-cell table:style-name="ce3" office:value-type="string" calcext:value-type="string">
            <text:p>period</text:p>
          </table:table-cell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quota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6374"/>
        </table:table-row>
        <table:table-row table:style-name="ro1">
          <table:table-cell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6" office:value-type="string" calcext:value-type="string">
            <text:p>Carla</text:p>
          </table:table-cell>
          <table:table-cell table:content-validation-name="val7" office:value-type="string" calcext:value-type="string">
            <text:p>ulmos</text:p>
          </table:table-cell>
          <table:table-cell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2</text:p>
          </table:table-cell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content-validation-name="val1" table:number-columns-repeated="3"/>
          <table:table-cell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l arte y movimientos artístico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Entre viñetas: El arte del comic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oces constructiva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Fractángulo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Tejido con palillo telar y crochet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Historia de la pintura y filosofía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Música y filosofí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écnicas de estudio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anelos y manios</text:p>
          </table:table-cell>
          <table:table-cell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Stretching Yoga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Maestría del ser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office:value-type="string" calcext:value-type="string">
            <text:p>La maestría del ser: Enseñanzas toltecas</text:p>
          </table:table-cell>
          <table:table-cell table:style-name="ce6" table:number-columns-repeated="16375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iodiversidad alimentari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úsica y filosofí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y filosofí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content-validation-name="val1" office:value-type="string" calcext:value-type="string">
            <text:p>Creación textos literari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ocioemocional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anzine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rigam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naturaleza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lor y expresión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gmentos naturales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pel y volume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ultura y países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cartografía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omaterapia 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Aromaterapi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Filosofí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Kio Agu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Infusione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Pix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tretching Yog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Autosanación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Tai-Chi 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Orientación vocacional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xplorando la naturalez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rincipios de permacultur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Explorando la naturalez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Liderazgo y cooperación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Juegos de mesa y estrategi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iodiversidad en la huert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Liderazgo y cooperación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office:value-type="string" calcext:value-type="string">
            <text:p>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Biodiversidad en la huerta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Comic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Fanzine-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Socioemocional I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Primeros help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Narración or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Dominio de masas Ecosoci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1</text:p>
          </table:table-cell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oletín escolar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 y cartograf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Teatro históric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Explorando la ciudad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eriodismo y comunic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scaras de anim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9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Mascaras de animales en papel maché</text:p>
          </table:table-cell>
          <table:table-cell table:number-columns-repeated="16375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9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stencil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9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9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Instalaciones artística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igmentos natur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1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1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1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279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6380" table:default-cell-style-name="Default"/>
        <table:table-row table:style-name="ro1">
          <table:table-cell table:style-name="ce3" office:value-type="string" calcext:value-type="string">
            <text:p>teacher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coords</text:p>
          </table:table-cell>
          <table:table-cell table:style-name="ce3" office:value-type="string" calcext:value-type="string">
            <text:p>period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16383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o.A1:talleres_ano.J2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0:19:07.813186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22T10:21:05.943017259</dc:date>
    <meta:editing-duration>PT10H21M26S</meta:editing-duration>
    <meta:editing-cycles>49</meta:editing-cycles>
    <meta:generator>LibreOffice/7.5.7.1$Linux_X86_64 LibreOffice_project/50$Build-1</meta:generator>
    <meta:document-statistic meta:table-count="3" meta:cell-count="1983" meta:object-count="0"/>
  </office:meta>
</office:document-meta>
</file>